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cfe" officeooo:paragraph-rsid="000aa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brahim man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36:51.296180965</meta:creation-date>
    <dc:date>2020-01-23T15:37:50.599758952</dc:date>
    <meta:editing-duration>PT1M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